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hancery Uralic" svg:font-family="'Chancery Uralic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Gothic Uralic" svg:font-family="'Gothic Ural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403in" fo:margin-left="0in" fo:break-before="page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5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236in" table:align="left"/>
    </style:style>
    <style:style style:name="Table3.A" style:family="table-column">
      <style:table-column-properties style:column-width="1.2917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66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2715in" style:rel-column-width="12447*"/>
    </style:style>
    <style:style style:name="Table2.B" style:family="table-column">
      <style:table-column-properties style:column-width="5.4236in" style:rel-column-width="530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7612" officeooo:paragraph-rsid="001e7612"/>
    </style:style>
    <style:style style:name="P2" style:family="paragraph" style:parent-style-name="Table_20_Contents">
      <style:text-properties officeooo:paragraph-rsid="001e7612"/>
    </style:style>
    <style:style style:name="P3" style:family="paragraph" style:parent-style-name="Table_20_Contents">
      <style:text-properties officeooo:rsid="001ef243" officeooo:paragraph-rsid="001ef243"/>
    </style:style>
    <style:style style:name="P4" style:family="paragraph" style:parent-style-name="Table_20_Contents">
      <style:paragraph-properties fo:text-align="center" style:justify-single-word="false"/>
      <style:text-properties officeooo:rsid="001ef243" officeooo:paragraph-rsid="001ef243"/>
    </style:style>
    <style:style style:name="P5" style:family="paragraph" style:parent-style-name="Standard">
      <style:paragraph-properties fo:line-height="115%" fo:text-align="end" style:justify-single-word="false"/>
      <style:text-properties officeooo:rsid="00219db8" officeooo:paragraph-rsid="00219db8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94pt" fo:font-style="italic" officeooo:rsid="00220056" officeooo:paragraph-rsid="00220056" style:font-style-asian="italic" style:font-style-complex="italic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ef243" officeooo:paragraph-rsid="001ef243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22pt" fo:font-style="italic" fo:font-weight="normal" officeooo:rsid="00220056" officeooo:paragraph-rsid="00220056" style:font-style-asian="italic" style:font-weight-asian="normal" style:font-style-complex="italic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245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Gothic Uralic" fo:font-weight="bold" style:font-weight-asian="bold" style:font-weight-complex="bold"/>
    </style:style>
    <style:style style:name="T5" style:family="text">
      <style:text-properties style:font-name="Garuda" fo:font-weight="bold" style:font-weight-asian="bold" style:font-weight-complex="bold"/>
    </style:style>
    <style:style style:name="T6" style:family="text">
      <style:text-properties style:font-name="Chancery Uralic" fo:font-weight="bold" style:font-weight-asian="bold" style:font-weight-complex="bold"/>
    </style:style>
    <style:style style:name="T7" style:family="text">
      <style:text-properties fo:font-size="15pt" fo:font-weight="bold" style:font-size-asian="13pt" style:font-weight-asian="bold" style:font-size-complex="15pt" style:font-weight-complex="bold"/>
    </style:style>
    <style:style style:name="T8" style:family="text">
      <style:text-properties fo:font-size="15pt" style:font-size-asian="13pt" style:font-size-complex="15pt"/>
    </style:style>
    <style:style style:name="gr1" style:family="graphic">
      <style:graphic-properties draw:stroke="none" svg:stroke-color="#000000" draw:fill="none" draw:fill-color="#ffffff" fo:min-height="2.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Crick</text:span><text:span text:style-name="T3">@</text:span></text:p>
      <text:p text:style-name="P8"><draw:frame text:anchor-type="paragraph" draw:z-index="0" draw:name="Shape1" draw:style-name="gr1" draw:text-style-name="P11" svg:width="6.3996in" svg:height="2.6504in" svg:x="0.311in" svg:y="-0.0846in"><draw:text-box><text:p text:style-name="P9"/><text:p text:style-name="P9"/><text:p text:style-name="P9"/><text:p text:style-name="P9"/><text:p text:style-name="P10"><text:span text:style-name="T7">Crick@</text:span><text:span text:style-name="T8"> is a Web based application built for Street Cricketers, who want to arrange Matches &amp; Tournaments. It also provides features such as Team &amp; Player Management Menus, Online Statistics, Scorecards &amp; Recorded history of Tournaments.</text:span></text:p></draw:text-box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am Nam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ocation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Date Found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ocumented Records of <text:s/>Matches played ?</text:p>
          </table:table-cell>
          <table:table-cell table:style-name="Table3.B1" office:value-type="string">
            <text:p text:style-name="P4">Yes</text:p>
          </table:table-cell>
          <table:table-cell table:style-name="Table3.C1" office:value-type="string">
            <text:p text:style-name="P4">No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eam Manager 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Captain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2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3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4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5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6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7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8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9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0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1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2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3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4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5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6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7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8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19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Team member 20</text:p>
          </table:table-cell>
          <table:table-cell table:style-name="Table2.B2" office:value-type="string">
            <text:p text:style-name="P2"/>
          </table:table-cell>
        </table:table-row>
      </table:table>
      <text:p text:style-name="Standard"/>
      <text:p text:style-name="P7">I, _______________ understand that the given information, will be used in implementation of an web-site for Street Cricket, which will provide Team Profile management &amp; Match Scheduling features for all <text:span text:style-name="T1">Teams Registered in Database</text:span>. And I hereby confirm that <text:span text:style-name="T2">I represent &amp; hold responsibilities for this team, and </text:span>the given details in this form is accurate <text:span text:style-name="T2">&amp; true to the date.</text:span></text:p>
      <text:p text:style-name="P7"/>
      <text:p text:style-name="P5">__________________</text:p>
      <text:p text:style-name="P5">Date of Regist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hancery Uralic" svg:font-family="'Chancery Uralic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Gothic Uralic" svg:font-family="'Gothic Ural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1:21:55.912737254</meta:creation-date>
    <dc:date>2018-08-05T22:11:46.496179914</dc:date>
    <meta:editing-duration>PT20M53S</meta:editing-duration>
    <meta:editing-cycles>10</meta:editing-cycles>
    <meta:generator>LibreOffice/5.1.6.2$Linux_X86_64 LibreOffice_project/10m0$Build-2</meta:generator>
    <meta:document-statistic meta:table-count="3" meta:image-count="0" meta:object-count="0" meta:page-count="2" meta:paragraph-count="32" meta:word-count="142" meta:character-count="782" meta:non-whitespace-character-count="670"/>
  </office:meta>
</office:document-meta>
</file>